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2082c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/>
      <style:text-properties officeooo:paragraph-rsid="00636e0c"/>
    </style:style>
    <style:style style:name="P4" style:family="paragraph" style:parent-style-name="Text_20_body">
      <style:paragraph-properties style:writing-mode="lr-tb"/>
      <style:text-properties officeooo:paragraph-rsid="0090e6d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21204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832506" style:text-blinking="false" fo:background-color="transparent" loext:char-shading-value="0"/>
    </style:style>
    <style:style style:name="T4" style:family="text">
      <style:text-properties officeooo:rsid="00650c9c"/>
    </style:style>
    <style:style style:name="T5" style:family="text">
      <style:text-properties officeooo:rsid="0065bed3"/>
    </style:style>
    <style:style style:name="T6" style:family="text">
      <style:text-properties officeooo:rsid="0066aada"/>
    </style:style>
    <style:style style:name="T7" style:family="text">
      <style:text-properties officeooo:rsid="00678859"/>
    </style:style>
    <style:style style:name="T8" style:family="text">
      <style:text-properties officeooo:rsid="006ab243"/>
    </style:style>
    <style:style style:name="T9" style:family="text">
      <style:text-properties officeooo:rsid="006e040b"/>
    </style:style>
    <style:style style:name="T10" style:family="text">
      <style:text-properties officeooo:rsid="006e8452"/>
    </style:style>
    <style:style style:name="T11" style:family="text">
      <style:text-properties officeooo:rsid="00723d3a"/>
    </style:style>
    <style:style style:name="T12" style:family="text">
      <style:text-properties officeooo:rsid="007710c1"/>
    </style:style>
    <style:style style:name="T13" style:family="text">
      <style:text-properties officeooo:rsid="00783dd9"/>
    </style:style>
    <style:style style:name="T14" style:family="text">
      <style:text-properties officeooo:rsid="0079b8c4"/>
    </style:style>
    <style:style style:name="T15" style:family="text">
      <style:text-properties officeooo:rsid="007ade8d"/>
    </style:style>
    <style:style style:name="T16" style:family="text">
      <style:text-properties officeooo:rsid="007c6994"/>
    </style:style>
    <style:style style:name="T17" style:family="text">
      <style:text-properties officeooo:rsid="007dab59"/>
    </style:style>
    <style:style style:name="T18" style:family="text">
      <style:text-properties officeooo:rsid="0084cc65"/>
    </style:style>
    <style:style style:name="T19" style:family="text">
      <style:text-properties officeooo:rsid="008560ea"/>
    </style:style>
    <style:style style:name="T20" style:family="text">
      <style:text-properties officeooo:rsid="00868444"/>
    </style:style>
    <style:style style:name="T21" style:family="text">
      <style:text-properties officeooo:rsid="008e73aa"/>
    </style:style>
    <style:style style:name="T22" style:family="text">
      <style:text-properties officeooo:rsid="00900d7c"/>
    </style:style>
    <style:style style:name="T23" style:family="text">
      <style:text-properties officeooo:rsid="00943953"/>
    </style:style>
    <style:style style:name="T24" style:family="text">
      <style:text-properties officeooo:rsid="0095cb41"/>
    </style:style>
    <style:style style:name="T25" style:family="text">
      <style:text-properties officeooo:rsid="0096fa03"/>
    </style:style>
    <style:style style:name="T26" style:family="text">
      <style:text-properties officeooo:rsid="00987b83"/>
    </style:style>
    <style:style style:name="T27" style:family="text">
      <style:text-properties officeooo:rsid="009e6a26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re are Fraudsters everywhere. </text:span><text:span text:style-name="T2">E</text:span><text:span text:style-name="T1">specially when it comes to </text:span><text:span text:style-name="T3">the </text:span><text:span text:style-name="T1">marriages, </text:span><text:span text:style-name="T2">e</text:span><text:span text:style-name="T1">nsuring the safety of our children, requires special attention.</text:span></text:p>
      <text:p text:style-name="P2">One Such Recent Marital Fraud, Reported on Quint, <text:span text:style-name="T8">was</text:span> <text:span text:style-name="T14">done </text:span>by Mahesh, on 15 Well-Educated Women. Mysuru Police arrested Mahesh, on Sunday 9th July 2023, after a complaint from a software engineer, he met on Shaadi.com in August 2022.</text:p>
      <text:p text:style-name="P2">SI Radha said that, one of the women he married was a doctor, and he used her clinic, to click, photos of himself as a 'doctor', so he could trap other women using those photos. The first woman he 'married' – that they know of – had filed a complaint against him in Bengaluru in 2013. SI Radha further said that, From 3 women, he stole 3 crore Rupees allegedly.</text:p>
      <text:p text:style-name="P2">Another Recent Activity, Reported on Dailyo.in, <text:span text:style-name="T9">was</text:span> a Fraud by a Woman on 27 Wealthy Men.</text:p>
      <text:p text:style-name="P2">A woman from Budgam district, in Jammu and Kashmir has conned 27 men, with the total number of victims in other districts remaining unknown. She is a part of a large scheme, involving brokers.</text:p>
      <text:p text:style-name="P2">The scam was uncovered, when more than 12 men reported, <text:span text:style-name="T7">about</text:span> their missing wives to the police, all having photographs, of the same woman. She spends 10 <text:span text:style-name="T26">to </text:span>20 days with each, before disappearing with their jewelry, cash, and belongings, by claiming to visit her parents, leaving her husband deceived and robbed.</text:p>
      <text:p text:style-name="P2"><text:span text:style-name="T23">W</text:span>e as a startup going to solve <text:span text:style-name="T23">this</text:span> problem.</text:p>
      <text:p text:style-name="P2">Consider, hypothetically you got a marriage proposal, from a Bollywood celebrity Hrithik Roshan or Aliya Bhatt. For the sake of explanation, consider <text:span text:style-name="T24">a</text:span> marriage proposal from Hrithik Roshan.</text:p>
      <text:p text:style-name="P2">It means, your future partner can be Hrithik Roshan. <text:span text:style-name="T25">Y</text:span>ou <text:span text:style-name="T27">decided</text:span> to make sure, that your future partner is unmarried, and not a Fraudster. This is exactly where we step in, to help you check, the marital status of your future partner.</text:p>
      <text:p text:style-name="P2">We just need a single frontal face image, of your future partner without any occlusion.</text:p>
      <text:p text:style-name="P2">Upload your future partner image, to our Web App<text:span text:style-name="T11">lication</text:span>.</text:p>
      <text:p text:style-name="P2">We gonna <text:span text:style-name="T5">search</text:span> the Police Criminal Database, and <text:span text:style-name="T21">the </text:span>Govt Marriage Registration Database. If we find any match, we will display their picture <text:span text:style-name="T10">from</text:span> our Database, by asking a question, Is this your Partner?</text:p>
      <text:p text:style-name="P2">If you click on yes, then we will display, <text:span text:style-name="T20">Hrithik Roshan’</text:span><text:span text:style-name="T22">s</text:span> <text:span text:style-name="T20">wife</text:span> <text:span text:style-name="T18">family</text:span> phone number. <text:span text:style-name="T6">So that y</text:span>ou can talk to <text:span text:style-name="T19">her</text:span> <text:span text:style-name="T19">family</text:span> directly.</text:p>
      <text:p text:style-name="P4">You just saw <text:span text:style-name="T6">the actual working of our Web App</text:span><text:span text:style-name="T11">lication</text:span><text:span text:style-name="T6">. </text:span><text:span text:style-name="T12">It has</text:span> 98.56% accuracy in <text:span text:style-name="T17">identifying</text:span> <text:span text:style-name="T16">f</text:span>raudulent partners.</text:p>
      <text:p text:style-name="P3">Thank you for <text:span text:style-name="T4">your time</text:span>. Please let us know your valuable feedbac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7:19:42.664346688</meta:creation-date>
    <dc:date>2023-11-22T22:31:59.525258536</dc:date>
    <meta:editing-duration>PT9H59M28S</meta:editing-duration>
    <meta:editing-cycles>106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420" meta:character-count="2455" meta:non-whitespace-character-count="2048"/>
  </office:meta>
</office:document-meta>
</file>